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54pt"/>
    </style:style>
    <style:style style:name="co2" style:family="table-column">
      <style:table-column-properties fo:break-before="auto" style:column-width="129.66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8.6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34.4pt" svg:height="220.62pt" svg:x="0pt" svg:y="94.14pt">
            <draw:object draw:notify-on-update-of-ranges="Sheet1.B3:Sheet1.B5 Sheet1.C3:Sheet1.C5 Sheet1.D3:Sheet1.D5 Sheet1.E3:Sheet1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number-columns-repeated="2" office:value-type="string" calcext:value-type="string">
            <text:p>Ascending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Rando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table:number-columns-repeated="3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0.000032489" calcext:value-type="float">
            <text:p>3.25E-05</text:p>
          </table:table-cell>
          <table:table-cell table:style-name="ce1" office:value-type="float" office:value="0.000010724" calcext:value-type="float">
            <text:p>1.07E-05</text:p>
          </table:table-cell>
          <table:table-cell table:style-name="ce1" office:value-type="string" calcext:value-type="string">
            <text:p>1.1694e-05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196744" calcext:value-type="float">
            <text:p>0.00196744</text:p>
          </table:table-cell>
          <table:table-cell office:value-type="float" office:value="0.0014942" calcext:value-type="float">
            <text:p>0.0014942</text:p>
          </table:table-cell>
          <table:table-cell office:value-type="float" office:value="0.00178052" calcext:value-type="float">
            <text:p>0.00178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00843333" calcext:value-type="float">
            <text:p>0.00843333</text:p>
          </table:table-cell>
          <table:table-cell office:value-type="float" office:value="0.0139716" calcext:value-type="float">
            <text:p>0.0139716</text:p>
          </table:table-cell>
          <table:table-cell office:value-type="float" office:value="0.0116519" calcext:value-type="float">
            <text:p>0.0116519</text:p>
          </table:table-cell>
          <table:table-cell table:number-columns-repeated="2"/>
        </table:table-row>
        <table:table-row table:style-name="ro1" table:number-rows-repeated="24">
          <table:table-cell table:number-columns-repeated="7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 style:data-style-name="N2" text:time-value="20:24:51.2363276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14:55.123853423</meta:creation-date>
    <dc:date>2020-02-20T20:45:52.476179363</dc:date>
    <meta:editing-duration>PT2H20M8S</meta:editing-duration>
    <meta:editing-cycles>5</meta:editing-cycles>
    <meta:generator>LibreOffice/6.0.6.1$Linux_X86_64 LibreOffice_project/00$Build-1</meta:generator>
    <meta:document-statistic meta:table-count="1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798cm" svg:height="7.784cm" xlink:href=".." xlink:type="simple" chart:class="chart:line" chart:style-name="ch1">
        <chart:legend svg:x="0cm" svg:y="0cm" style:legend-expansion="custom" chartooo:width="11.798cm" chartooo:height="7.784cm" style:legend-expansion-aspect-ratio="1.51567317574512" chart:style-name="ch2"/>
        <chart:plot-area chart:style-name="ch3" table:cell-range-address="Sheet1.B3:Sheet1.E5" chart:data-source-has-labels="both" svg:x="1.246cm" svg:y="0.155cm" svg:width="10.317cm" svg:height="6.493cm">
          <chartooo:coordinate-region svg:x="2.979cm" svg:y="0.354cm" svg:width="8.027cm" svg:height="5.647cm"/>
          <chart:axis chart:dimension="x" chart:name="primary-x" chart:style-name="ch4" chartooo:axis-type="text">
            <chart:title svg:x="5.884cm" svg:y="6.909cm" chart:style-name="ch5">
              <text:p>SIze</text:p>
            </chart:title>
            <chart:categories table:cell-range-address="Sheet1.B3:Sheet1.B5"/>
          </chart:axis>
          <chart:axis chart:dimension="y" chart:name="primary-y" chart:style-name="ch6">
            <chart:title svg:x="0.412cm" svg:y="3.649cm" chart:style-name="ch7">
              <text:p>Time</text:p>
            </chart:title>
            <chart:grid chart:style-name="ch8" chart:class="major"/>
          </chart:axis>
          <chart:series chart:style-name="ch9" chart:values-cell-range-address="Sheet1.C3:Sheet1.C5" loext:label-string="ascending" chart:class="chart:line">
            <chart:data-point chart:repeated="3"/>
          </chart:series>
          <chart:series chart:style-name="ch10" chart:values-cell-range-address="" chart:class="chart:line">
            <chart:data-point/>
          </chart:series>
          <chart:series chart:style-name="ch11" chart:values-cell-range-address="Sheet1.D3:Sheet1.D5" loext:label-string="descending" chart:class="chart:line">
            <chart:data-point chart:repeated="3"/>
          </chart:series>
          <chart:series chart:style-name="ch12" chart:values-cell-range-address="Sheet1.E3:Sheet1.E5" loext:label-string="random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cending</text:p>
              </table:table-cell>
              <table:table-cell office:value-type="string">
                <text:p>descending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B3:Sheet1.B5</svg:desc>
                </draw:g>
              </table:table-cell>
              <table:table-cell office:value-type="float" office:value="0.000032489">
                <text:p>0.000032489</text:p>
                <draw:g>
                  <svg:desc>Sheet1.C3:Sheet1.C5</svg:desc>
                </draw:g>
              </table:table-cell>
              <table:table-cell office:value-type="float" office:value="0.000010724">
                <text:p>0.000010724</text:p>
                <draw:g>
                  <svg:desc>Sheet1.D3:Sheet1.D5</svg:desc>
                </draw:g>
              </table:table-cell>
              <table:table-cell office:value-type="float" office:value="NaN">
                <text:p>NaN</text:p>
                <draw:g>
                  <svg:desc>Sheet1.E3:Sheet1.E5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196744">
                <text:p>0.00196744</text:p>
              </table:table-cell>
              <table:table-cell office:value-type="float" office:value="0.0014942">
                <text:p>0.0014942</text:p>
              </table:table-cell>
              <table:table-cell office:value-type="float" office:value="0.00178052">
                <text:p>0.00178052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00843333">
                <text:p>0.00843333</text:p>
              </table:table-cell>
              <table:table-cell office:value-type="float" office:value="0.0139716">
                <text:p>0.0139716</text:p>
              </table:table-cell>
              <table:table-cell office:value-type="float" office:value="0.0116519">
                <text:p>0.01165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